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4.826cm" svg:x="2.54cm" svg:y="1.016cm">
          <text:p text:style-name="P1">Ceph cluste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526cm" svg:height="4.572cm" svg:x="2.54cm" svg:y="6.85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3.81cm" svg:y="7.112cm">
          <text:p text:style-name="P1">clust1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032cm" svg:x="9.652cm" svg:y="7.112cm">
          <text:p text:style-name="P1">clust2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15.494cm" svg:y="7.112cm">
          <text:p text:style-name="P1">clust3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5.24cm" svg:x="20.828cm" svg:y="1.016cm">
          <text:p text:style-name="P1">bas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778cm" svg:x="21.336cm" svg:y="2.286cm">
          <text:p text:style-name="P1">Ceph-deploy</text:p>
          <draw:enhanced-geometry svg:viewBox="0 0 21600 21600" draw:type="rectangle" draw:enhanced-path="M 0 0 L 21600 0 21600 21600 0 21600 0 0 Z N"/>
        </draw:custom-shape>
        <draw:frame draw:style-name="gr2" draw:layer="layout" svg:width="3.711cm" svg:height="2.54cm" svg:x="16.51cm" svg:y="12.7cm">
          <draw:text-box>
            <text:p>/clust1/filter</text:p>
            <text:p>/clust2/filter</text:p>
            <text:p>/clust3/filter</text:p>
          </draw:text-box>
        </draw:frame>
        <draw:custom-shape draw:style-name="gr1" draw:text-style-name="P1" draw:layer="layout" svg:width="4.318cm" svg:height="2.794cm" svg:x="23.114cm" svg:y="17.018cm">
          <text:p text:style-name="P1">Supervision</text:p>
          <text:p text:style-name="P1">frame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24cm" svg:x="10.922cm" svg:y="18.03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0.762cm" svg:x="2.54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794cm" svg:y="4.318cm">
          <text:p text:style-name="P1">inkscope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4.826cm" svg:x="8.636cm" svg:y="1.016cm">
          <text:p text:style-name="P1">Ceph clust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0.762cm" svg:x="8.636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8.89cm" svg:y="4.318cm">
          <text:p text:style-name="P1">inkscope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4.826cm" svg:x="14.478cm" svg:y="1.016cm">
          <text:p text:style-name="P1">Ceph cluste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0.762cm" svg:x="14.478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14.732cm" svg:y="4.318cm">
          <text:p text:style-name="P1">inkscopePro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288cm" svg:height="4.064cm" svg:x="2.54cm" svg:y="12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88cm" svg:height="3.048cm" svg:x="3.302cm" svg:y="12.7cm">
          <text:p text:style-name="P1">inkscopeCtr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3.048cm" svg:x="17.018cm" svg:y="12.7cm">
          <text:p text:style-name="P1">inkscopeMonito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62cm" svg:y1="18.034cm" svg:x2="13.462cm" svg:y2="15.748cm">
          <text:p/>
        </draw:line>
        <draw:line draw:style-name="gr4" draw:text-style-name="P1" draw:layer="layout" svg:x1="10.922cm" svg:y1="12.954cm" svg:x2="9.49cm" svg:y2="12.954cm">
          <text:p/>
        </draw:line>
        <draw:line draw:style-name="gr4" draw:text-style-name="P1" draw:layer="layout" svg:x1="5.588cm" svg:y1="12.7cm" svg:x2="5.588cm" svg:y2="9.144cm">
          <text:p/>
        </draw:line>
        <draw:line draw:style-name="gr4" draw:text-style-name="P1" draw:layer="layout" svg:x1="9.49cm" svg:y1="13.462cm" svg:x2="10.922cm" svg:y2="13.462cm">
          <text:p/>
        </draw:line>
        <draw:line draw:style-name="gr4" draw:text-style-name="P1" draw:layer="layout" svg:x1="17.526cm" svg:y1="12.7cm" svg:x2="17.526cm" svg:y2="11.176cm">
          <text:p/>
        </draw:line>
        <draw:line draw:style-name="gr5" draw:text-style-name="P1" draw:layer="layout" svg:x1="20.828cm" svg:y1="15.748cm" svg:x2="20.828cm" svg:y2="18.288cm">
          <text:p/>
        </draw:line>
        <draw:line draw:style-name="gr4" draw:text-style-name="P1" draw:layer="layout" svg:x1="20.828cm" svg:y1="18.288cm" svg:x2="23.114cm" svg:y2="18.288cm">
          <text:p/>
        </draw:line>
        <draw:frame draw:style-name="gr6" draw:layer="layout" svg:width="3.711cm" svg:height="1.47cm" svg:x="9.906cm" svg:y="16.818cm">
          <draw:text-box>
            <text:p>/clust1/filter</text:p>
          </draw:text-box>
        </draw:frame>
        <draw:custom-shape draw:style-name="gr1" draw:text-style-name="P1" draw:layer="layout" svg:width="5.08cm" svg:height="3.048cm" svg:x="10.922cm" svg:y="12.7cm">
          <text:p text:style-name="P1">inkscopeViz</text:p>
          <text:p text:style-name="P1"/>
          <text:p text:style-name="P1">inkscopeAd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24cm" svg:height="1.016cm" svg:x="3.81cm" svg:y="9.906cm">
          <text:p text:style-name="P1">mongodb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588cm" svg:y1="5.588cm" svg:x2="5.588cm" svg:y2="7.112cm">
          <text:p/>
        </draw:line>
        <draw:line draw:style-name="gr4" draw:text-style-name="P1" draw:layer="layout" svg:x1="17.272cm" svg:y1="5.588cm" svg:x2="17.272cm" svg:y2="7.112cm">
          <text:p/>
        </draw:line>
        <draw:line draw:style-name="gr4" draw:text-style-name="P1" draw:layer="layout" svg:x1="11.43cm" svg:y1="5.588cm" svg:x2="11.43cm" svg:y2="7.112cm">
          <text:p/>
        </draw:lin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virapatrin</meta:initial-creator>
    <meta:creation-date>2014-02-02T10:03:42.839632167</meta:creation-date>
    <dc:date>2014-02-14T15:11:55.402971815</dc:date>
    <dc:creator>Dechorgnat </dc:creator>
    <meta:editing-duration>PT32M1S</meta:editing-duration>
    <meta:editing-cycles>8</meta:editing-cycles>
    <meta:generator>LibreOffice/4.1.3.2$Linux_X86_64 LibreOffice_project/410m0$Build-2</meta:generator>
    <meta:document-statistic meta:object-count="57"/>
  </office:meta>
</office:document-meta>
</file>